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13cm" fo:min-width="1.11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5.461cm" svg:x="2.524cm" svg:y="3.286cm">
          <text:p text:style-name="P1">A</text:p>
          <text:p text:style-name="P1">B</text:p>
          <text:p text:style-name="P1">C</text:p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5.461cm" svg:x="8.112cm" svg:y="3.286cm">
          <text:p text:style-name="P1">10</text:p>
          <text:p text:style-name="P1">-5</text:p>
          <text:p text:style-name="P1">17</text:p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02cm" svg:y1="5.826cm" svg:x2="9.001cm" svg:y2="5.699cm">
          <text:p/>
        </draw:line>
        <draw:line draw:style-name="gr2" draw:text-style-name="P2" draw:layer="layout" svg:x1="4.175cm" svg:y1="5.014cm" svg:x2="8.874cm" svg:y2="4.887cm">
          <text:p/>
        </draw:line>
        <draw:line draw:style-name="gr2" draw:text-style-name="P2" draw:layer="layout" svg:x1="4.175cm" svg:y1="7.096cm" svg:x2="9.001cm" svg:y2="6.334cm">
          <text:p/>
        </draw:line>
        <draw:line draw:style-name="gr2" draw:text-style-name="P2" draw:layer="layout" svg:x1="4.175cm" svg:y1="6.461cm" svg:x2="9.001cm" svg:y2="7.0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2:57:50.742466364</meta:creation-date>
    <dc:date>2022-01-30T13:02:03.015547816</dc:date>
    <meta:editing-duration>PT4M12S</meta:editing-duration>
    <meta:editing-cycles>1</meta:editing-cycles>
    <meta:document-statistic meta:object-count="6"/>
    <meta:generator>LibreOffice/6.4.7.2$Linux_X86_64 LibreOffice_project/40$Build-2</meta:generator>
  </office:meta>
</office:document-meta>
</file>